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Verdana" style:font-family-asian="Verdana" style:font-family-complex="Verdana" fo:background-color="transparent" style:use-window-font-color="true"/>
    </style:style>
    <style:style style:name="T2" style:family="text">
      <style:text-properties fo:font-size="13.00pt" fo:font-weight="normal" fo:font-family="Verdana" style:font-family-asian="Verdana" style:font-family-complex="Verdana" fo:background-color="transparent" style:use-window-font-color="true"/>
    </style:style>
    <style:style style:name="T3" style:family="text">
      <style:text-properties fo:font-size="13.00pt" fo:font-weight="normal" fo:font-family="Verdana" style:font-family-asian="Verdana" style:font-family-complex="Verdana" fo:background-color="transparent" style:use-window-font-color="true"/>
    </style:style>
    <style:style style:name="T4" style:family="text">
      <style:text-properties fo:font-size="13.00pt" fo:font-weight="normal" fo:font-family="Verdana" style:font-family-asian="Verdana" style:font-family-complex="Verdana" fo:background-color="transparent" style:use-window-font-color="true"/>
    </style:style>
    <style:style style:name="T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6" style:family="text">
      <style:text-properties fo:font-size="12.00pt" fo:font-weight="normal" fo:font-family="Verdana" style:font-family-asian="Verdana" style:font-family-complex="Verdana" fo:background-color="transparent" style:use-window-font-color="true"/>
    </style:style>
    <style:style style:name="T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8" style:family="text">
      <style:text-properties fo:font-size="12.00pt" fo:font-weight="normal" fo:font-family="Verdana" style:font-family-asian="Verdana" style:font-family-complex="Verdana" fo:background-color="transparent" style:use-window-font-color="true"/>
    </style:style>
    <style:style style:name="T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10" style:family="text">
      <style:text-properties fo:font-size="12.00pt" fo:font-weight="normal" fo:font-family="Verdana" style:font-family-asian="Verdana" style:font-family-complex="Verdana" fo:background-color="transparent" style:use-window-font-color="true"/>
    </style:style>
    <style:style style:name="T1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12" style:family="text">
      <style:text-properties fo:font-size="12.00pt" fo:font-weight="normal" fo:font-family="Verdana" style:font-family-asian="Verdana" style:font-family-complex="Verdana" fo:background-color="transparent" style:use-window-font-color="true"/>
    </style:style>
    <style:style style:name="T1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14" style:family="text">
      <style:text-properties fo:font-size="12.00pt" fo:font-weight="normal" fo:font-family="Verdana" style:font-family-asian="Verdana" style:font-family-complex="Verdana" fo:background-color="transparent" style:use-window-font-color="true"/>
    </style:style>
    <style:style style:name="T1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16" style:family="text">
      <style:text-properties fo:font-size="12.00pt" fo:font-weight="normal" fo:font-family="Verdana" style:font-family-asian="Verdana" style:font-family-complex="Verdana" fo:background-color="transparent" style:use-window-font-color="true"/>
    </style:style>
    <style:style style:name="T17" style:family="text">
      <style:text-properties fo:font-size="13.00pt" fo:font-weight="normal" fo:font-family="Verdana" style:font-family-asian="Verdana" style:font-family-complex="Verdana" fo:background-color="transparent" style:use-window-font-color="true"/>
    </style:style>
    <style:style style:name="T18" style:family="text">
      <style:text-properties fo:font-size="13.00pt" fo:font-weight="normal" fo:font-family="Verdana" style:font-family-asian="Verdana" style:font-family-complex="Verdana"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center"/>
    </style:style>
    <style:style style:name="P3" style:family="paragraph">
      <style:paragraph-properties fo:line-height="100.00%" fo:text-align="left"/>
    </style:style>
  </office:automatic-styles>
  <office:body>
    <office:text>
      <text:p text:style-name="P1"><text:span text:style-name="T1"/></text:p>
      <text:p text:style-name="P2"><text:span text:style-name="T1">Übungsaufgabe Paketverwaltung 3</text:span></text:p>
      <text:p text:style-name="P3"><text:span text:style-name="T1"><text:line-break/></text:span><text:span text:style-name="T2">Stellen wir uns vor wir arbeiten als Administrator. Eine Mitarbeiterin aus der Marketingabteilung ruft uns an weil sie keine Präsentation erstellen kann. Sie sagt das die Tabellenkalkulation und das Schreibprogramm problemlos starten aber für impress nicht einmal ein Eintrag in den Favoriten vorhanden ist. <text:line-break/>Begleitbuch Seite 66<text:s/></text:span><text:span text:style-name="T3">–</text:span><text:span text:style-name="T4"><text:s/>74<text:line-break/><text:line-break/></text:span><text:a xlink:href="https://wiki.ubuntuusers.de/dpkg/"><text:span text:style-name="T5">https://wiki.ubuntuusers.de/dpkg/</text:span></text:a><text:span text:style-name="T6"><text:s/><text:line-break/></text:span><text:a xlink:href="https://www.cyberciti.biz/howto/question/linux/dpkg-cheat-sheet.php"><text:span text:style-name="T7">https://www.cyberciti.biz/howto/question/linux/dpkg-cheat-sheet.php</text:span></text:a><text:span text:style-name="T8"><text:s/><text:line-break/></text:span><text:a xlink:href="https://cheatsheet.dennyzhang.com/cheatsheet-apt-a4"><text:span text:style-name="T9">https://cheatsheet.dennyzhang.com/cheatsheet-apt-a4</text:span></text:a><text:span text:style-name="T10"><text:s/><text:line-break/></text:span><text:a xlink:href="https://blog.packagecloud.io/eng/2015/03/30/apt-cheat-sheet/"><text:span text:style-name="T11">https://blog.packagecloud.io/eng/2015/03/30/apt-cheat-sheet/</text:span></text:a><text:span text:style-name="T12"><text:s/><text:line-break/></text:span><text:a xlink:href="http://www.linux-praxis.de/lpic1/lpi101/1.102.5.html"><text:span text:style-name="T13">http://www.linux-praxis.de/lpic1/lpi101/1.102.5.html</text:span></text:a><text:span text:style-name="T14"><text:s/><text:line-break/></text:span><text:a xlink:href="https://wiki.ubuntuusers.de/apt/apt/"><text:span text:style-name="T15">https://wiki.ubuntuusers.de/apt/apt/</text:span></text:a><text:span text:style-name="T16"><text:s/><text:line-break/></text:span><text:span text:style-name="T17"><text:line-break/>0. Entfernen Sie dazu das Paket libreoffice-impress.<text:line-break/><text:line-break/><text:line-break/><text:line-break/>1. Suchen Sie zunächst nach dem Paket libreoffice-impress<text:line-break/><text:line-break/><text:line-break/><text:line-break/>2. Lassen Sie sich die Informationen zu dem Paket anzeigen<text:line-break/><text:line-break/><text:line-break/><text:line-break/>3. Aktualisieren Sie die Paketdatenbank (ohne die Updates zu installieren)<text:line-break/><text:line-break/><text:line-break/><text:line-break/>4. Installieren Sie das Paket libreoffice-impress<text:line-break/><text:line-break/></text:span><text:span text:style-name="T1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